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21ef" officeooo:paragraph-rsid="002021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sets</text:p>
      <text:p text:style-name="P1">Each set consists of 10(11) attempts</text:p>
      <text:p text:style-name="P1"/>
      <text:p text:style-name="P1">Set1</text:p>
      <text:p text:style-name="P1">[array([ 387.5 <text:s text:c="6"/>, <text:s text:c="3"/>0.92150344]), array([ 518.75 <text:s text:c="5"/>, <text:s text:c="3"/>2.08524714]), array([ 631.25 <text:s text:c="5"/>, <text:s text:c="3"/>1.77984225]), array([ <text:s/>1.13750000e+03, <text:s text:c="2"/>7.20923709e-01]), array([ <text:s/>1.30625000e+03, <text:s text:c="2"/>7.32646831e-01]), array([ 1400. <text:s text:c="6"/>, <text:s text:c="4"/>1.4251438]), array([ 1525. <text:s text:c="7"/>, <text:s text:c="4"/>1.71543508]), array([ <text:s/>1.75625000e+03, <text:s text:c="2"/>7.85203135e-01])]</text:p>
      <text:p text:style-name="P1"/>
      <text:p text:style-name="P1">[array([ 518.75 <text:s text:c="5"/>, <text:s text:c="3"/>0.77456718]), array([ 537.5 <text:s text:c="6"/>, <text:s text:c="3"/>1.02759821]), array([ 581.25 <text:s text:c="5"/>, <text:s text:c="3"/>2.19282483]), array([ 643.75 <text:s text:c="4"/>, <text:s text:c="3"/>1.0046972]), array([ <text:s/>1.79375000e+03, <text:s text:c="2"/>1.43515153e+00]), array([ <text:s/>1.89375000e+03, <text:s text:c="2"/>7.92164534e-01])]</text:p>
      <text:p text:style-name="P1"/>
      <text:p text:style-name="P1">[array([ 518.75 <text:s text:c="5"/>, <text:s text:c="3"/>1.77732662]), array([ 631.25 <text:s text:c="5"/>, <text:s text:c="3"/>1.75139732]), array([ <text:s/>1.40000000e+03, <text:s text:c="2"/>1.16142548e+00]), array([ 1525. <text:s text:c="7"/>, <text:s text:c="4"/>1.64098133]), array([ <text:s/>1.75625000e+03, <text:s text:c="2"/>8.70555949e-01])]</text:p>
      <text:p text:style-name="P1"/>
      <text:p text:style-name="P1">[array([ 537.5 <text:s text:c="6"/>, <text:s text:c="3"/>0.78554852]), array([ 581.25 <text:s text:c="5"/>, <text:s text:c="3"/>1.92216984]), array([ 650. <text:s text:c="7"/>, <text:s text:c="3"/>0.77609356]), array([ <text:s/>1.79375000e+03, <text:s text:c="2"/>1.17308812e+00])]</text:p>
      <text:p text:style-name="P1"/>
      <text:p text:style-name="P1">[array([ 387.5 <text:s text:c="6"/>, <text:s text:c="3"/>0.92599192]), array([ 518.75 <text:s text:c="5"/>, <text:s text:c="3"/>2.07693249]), array([ 631.25 <text:s text:c="5"/>, <text:s text:c="3"/>1.37361658]), array([ <text:s/>1.30625000e+03, <text:s text:c="2"/>8.60513952e-01]), array([ 1406.25 <text:s text:c="5"/>, <text:s text:c="4"/>1.48710936]), array([ <text:s/>1.52500000e+03, <text:s text:c="2"/>1.50924118e+00])]</text:p>
      <text:p text:style-name="P1"/>
      <text:p text:style-name="P1">[array([ 537.5 <text:s text:c="6"/>, <text:s text:c="3"/>1.17598438]), array([ 581.25 <text:s text:c="5"/>, <text:s text:c="3"/>2.03586812]), array([ 650. <text:s text:c="7"/>, <text:s text:c="3"/>1.21902435]), array([ 693.75 <text:s text:c="5"/>, <text:s text:c="3"/>0.71698855]), array([ <text:s/>1.69375000e+03, <text:s text:c="2"/>7.05719852e-01]), array([ <text:s/>1.74375000e+03, <text:s text:c="2"/>7.19319701e-01]), array([ <text:s/>1.79375000e+03, <text:s text:c="2"/>1.48066317e+00]), array([ <text:s/>1.87500000e+03, <text:s text:c="2"/>8.88934803e-01]), array([ <text:s/>1.89375000e+03, <text:s text:c="2"/>8.33903412e-01])]</text:p>
      <text:p text:style-name="P1"/>
      <text:p text:style-name="P1">[array([ 356.25 <text:s text:c="5"/>, <text:s text:c="3"/>0.71728891]), array([ 387.5 <text:s text:c="6"/>, <text:s text:c="3"/>0.95223165]), array([ 518.75 <text:s text:c="5"/>, <text:s text:c="3"/>1.80496517]), array([ 637.5 <text:s text:c="6"/>, <text:s text:c="3"/>0.89601024]), array([ <text:s/>1.30625000e+03, <text:s text:c="2"/>9.36143915e-01]), array([ 1406.25 <text:s text:c="5"/>, <text:s text:c="4"/>1.46488724]), array([ <text:s/>1.52500000e+03, <text:s text:c="2"/>1.10712141e+00])]</text:p>
      <text:p text:style-name="P1"/>
      <text:p text:style-name="P1">[array([ 537.5 <text:s text:c="6"/>, <text:s text:c="3"/>1.11725203]), array([ 556.25 <text:s text:c="5"/>, <text:s text:c="3"/>1.02790665]), array([ 587.5 <text:s text:c="6"/>, <text:s text:c="3"/>1.77015712]), array([ 612.5 <text:s text:c="6"/>, <text:s text:c="3"/>1.31923728]), array([ 650. <text:s text:c="7"/>, <text:s text:c="3"/>1.35890881]), array([ 693.75 <text:s text:c="5"/>, <text:s text:c="3"/>0.99374406]), array([ <text:s/>1.74375000e+03, <text:s text:c="2"/>7.28867733e-01]), array([ <text:s/>1.76875000e+03, <text:s text:c="2"/>7.23935634e-01]), array([ <text:s/>1.80000000e+03, <text:s text:c="2"/>1.60688652e+00]), array([ <text:s/>1.84375000e+03, <text:s text:c="2"/>7.55830626e-01]), array([ <text:s/>1.87500000e+03, <text:s text:c="2"/>9.40763000e-01]), array([ <text:s/>1.89375000e+03, <text:s text:c="2"/>8.04308362e-01])]</text:p>
      <text:p text:style-name="P1"/>
      <text:p text:style-name="P1">[array([ 575. <text:s text:c="7"/>, <text:s text:c="3"/>1.35827509])]</text:p>
      <text:p text:style-name="P1"/>
      <text:p text:style-name="P1">[array([ 600. <text:s text:c="7"/>, <text:s text:c="3"/>1.78274175]), array([ 625. <text:s text:c="7"/>, <text:s text:c="3"/>1.07337309]), array([ 650. <text:s text:c="6"/>, <text:s text:c="3"/>1.1525459]), array([ 706.25 <text:s text:c="5"/>, <text:s text:c="3"/>1.51641747]), array([ <text:s/>1.68750000e+03, <text:s text:c="2"/>8.54847800e-01]), array([ <text:s/>1.73125000e+03, <text:s text:c="2"/>9.49879362e-01]), array([ <text:s/>1.76875000e+03, <text:s text:c="2"/>9.08716703e-01]), array([ <text:s/>1.80000000e+03, <text:s text:c="2"/>1.44763822e+00]), array([ <text:s/>1.83750000e+03, <text:s text:c="2"/>8.62178974e-01]), array([ <text:s/>1.87500000e+03, <text:s text:c="2"/>7.97974004e-01])]</text:p>
      <text:p text:style-name="P1"/>
      <text:p text:style-name="P1">Set2</text:p>
      <text:p text:style-name="P1">array([ 600. <text:s text:c="6"/>, <text:s text:c="3"/>1.8673753]), array([ 625. <text:s text:c="7"/>, <text:s text:c="3"/>1.39587299]), array([ 662.5 <text:s text:c="6"/>, <text:s text:c="3"/>1.01262297]), array([ 706.25 <text:s text:c="4"/>, <text:s text:c="3"/>1.4914104]), array([ <text:s/>1.50625000e+03, <text:s text:c="2"/>7.86401515e-01]), array([ <text:s/>1.52500000e+03, <text:s text:c="2"/>7.54635254e-01]), array([ <text:s/>1.62500000e+03, <text:s text:c="2"/>7.37685291e-01]), array([ <text:s/><text:soft-page-break/>1.68750000e+03, <text:s text:c="2"/>7.86881512e-01]), array([ <text:s/>1.71250000e+03, <text:s text:c="2"/>7.02212298e-01]), array([ <text:s/>1.73125000e+03, <text:s text:c="2"/>9.64733292e-01]), array([ <text:s/>1.76250000e+03, <text:s text:c="2"/>8.47651969e-01]), array([ <text:s/>1.80000000e+03, <text:s text:c="2"/>1.20983955e+00]), array([ <text:s/>1.83750000e+03, <text:s text:c="2"/>8.90723807e-01]), array([ <text:s/>1.87500000e+03, <text:s text:c="2"/>7.27741339e-01])]</text:p>
      <text:p text:style-name="P1"/>
      <text:p text:style-name="P1">[array([ 356.25 <text:s text:c="5"/>, <text:s text:c="3"/>0.80698279]), array([ 387.5 <text:s text:c="6"/>, <text:s text:c="3"/>1.12179077]), array([ 518.75 <text:s text:c="5"/>, <text:s text:c="3"/>2.17964692]), array([ 637.5 <text:s text:c="6"/>, <text:s text:c="3"/>1.16081758]), array([ <text:s/>1.28750000e+03, <text:s text:c="2"/>9.48328340e-01]), array([ 1406.25 <text:s text:c="5"/>, <text:s text:c="4"/>1.55815519]), array([ <text:s/>1.52500000e+03, <text:s text:c="2"/>1.31958208e+00])]</text:p>
      <text:p text:style-name="P1"/>
      <text:p text:style-name="P1">[array([ 506.25 <text:s text:c="5"/>, <text:s text:c="3"/>0.86827371]), array([ 600. <text:s text:c="7"/>, <text:s text:c="3"/>1.88489051]), array([ 625. <text:s text:c="7"/>, <text:s text:c="3"/>1.51651252]), array([ 662.5 <text:s text:c="6"/>, <text:s text:c="3"/>0.82781105]), array([ 706.25 <text:s text:c="5"/>, <text:s text:c="3"/>1.39695208]), array([ <text:s/>1.52500000e+03, <text:s text:c="2"/>1.05741562e+00]), array([ <text:s/>1.63125000e+03, <text:s text:c="2"/>7.18211897e-01]), array([ <text:s/>1.68750000e+03, <text:s text:c="2"/>8.33008808e-01]), array([ <text:s/>1.73125000e+03, <text:s text:c="2"/>9.31533584e-01]), array([ <text:s/>1.75625000e+03, <text:s text:c="2"/>8.82322456e-01]), array([ <text:s/>1.80625000e+03, <text:s text:c="2"/>1.08221111e+00]), array([ <text:s/>1.83750000e+03, <text:s text:c="2"/>7.77280517e-01])]</text:p>
      <text:p text:style-name="P1"/>
      <text:p text:style-name="P1">[array([ 387.5 <text:s text:c="6"/>, <text:s text:c="3"/>0.96401225]), array([ 518.75 <text:s text:c="5"/>, <text:s text:c="3"/>2.12632261]), array([ 637.5 <text:s text:c="6"/>, <text:s text:c="3"/>1.77807025]), array([ <text:s/>1.13750000e+03, <text:s text:c="2"/>7.51449754e-01]), array([ <text:s/>1.30625000e+03, <text:s text:c="2"/>7.61312425e-01]), array([ 1406.25 <text:s text:c="4"/>, <text:s text:c="4"/>1.4504641]), array([ 1525. <text:s text:c="7"/>, <text:s text:c="4"/>1.70410816]), array([ <text:s/>1.75625000e+03, <text:s text:c="2"/>7.10996232e-01])]</text:p>
      <text:p text:style-name="P1"/>
      <text:p text:style-name="P1">[array([ 518.75 <text:s text:c="5"/>, <text:s text:c="3"/>0.76282467]), array([ 537.5 <text:s text:c="6"/>, <text:s text:c="3"/>1.07416386]), array([ 581.25 <text:s text:c="5"/>, <text:s text:c="3"/>2.26956943]), array([ 637.5 <text:s text:c="6"/>, <text:s text:c="3"/>1.12530188]), array([ <text:s/>1.79375000e+03, <text:s text:c="2"/>1.33404139e+00]), array([ <text:s/>1.87500000e+03, <text:s text:c="2"/>7.66642592e-01])]</text:p>
      <text:p text:style-name="P1"/>
      <text:p text:style-name="P1">[array([ 225. <text:s text:c="7"/>, <text:s text:c="3"/>0.70521452]), array([ 331.25 <text:s text:c="5"/>, <text:s text:c="3"/>0.75926091])]</text:p>
      <text:p text:style-name="P1"/>
      <text:p text:style-name="P1">[array([ 575. <text:s text:c="7"/>, <text:s text:c="3"/>1.22733238])]</text:p>
      <text:p text:style-name="P1"/>
      <text:p text:style-name="P1">[array([ 575. <text:s text:c="7"/>, <text:s text:c="3"/>1.63206549]), array([ <text:s/>1.79375000e+03, <text:s text:c="2"/>7.82074138e-01])]</text:p>
      <text:p text:style-name="P1"/>
      <text:p text:style-name="P1">Set3</text:p>
      <text:p text:style-name="P1">[array([ 518.75 <text:s text:c="5"/>, <text:s text:c="3"/>1.99155233]), array([ 631.25 <text:s text:c="4"/>, <text:s text:c="3"/>2.0763224]), array([ 718.75 <text:s text:c="5"/>, <text:s text:c="3"/>0.80292262]), array([ <text:s/>1.40000000e+03, <text:s text:c="2"/>1.08848144e+00]), array([ 1525. <text:s text:c="6"/>, <text:s text:c="4"/>1.5847048]), array([ <text:s/>1.75625000e+03, <text:s text:c="2"/>9.62636484e-01])]</text:p>
      <text:p text:style-name="P1"/>
      <text:p text:style-name="P1">[array([ 543.75 <text:s text:c="5"/>, <text:s text:c="3"/>0.87559942]), array([ 581.25 <text:s text:c="5"/>, <text:s text:c="3"/>2.01807143]), array([ <text:s/>1.79375000e+03, <text:s text:c="2"/>1.09471563e+00])]</text:p>
      <text:p text:style-name="P1"/>
      <text:p text:style-name="P1">[array([ 537.5 <text:s text:c="6"/>, <text:s text:c="3"/>1.28254526]), array([ 581.25 <text:s text:c="5"/>, <text:s text:c="3"/>2.05673438]), array([ 650. <text:s text:c="7"/>, <text:s text:c="3"/>1.46455894]), array([ 687.5 <text:s text:c="6"/>, <text:s text:c="3"/>0.81919915]), array([ <text:s/>1.74375000e+03, <text:s text:c="2"/>7.33823921e-01]), array([ <text:s/>1.79375000e+03, <text:s text:c="2"/>1.47221589e+00]), array([ <text:s/>1.87500000e+03, <text:s text:c="2"/>8.75583492e-01]), array([ <text:s/>1.89375000e+03, <text:s text:c="2"/>7.59172496e-01])]</text:p>
      <text:p text:style-name="P1"/>
      <text:p text:style-name="P1">[array([ 387.5 <text:s text:c="6"/>, <text:s text:c="3"/>0.85985077]), array([ 518.75 <text:s text:c="5"/>, <text:s text:c="3"/>2.07484452]), array([ 631.25 <text:s text:c="5"/>, <text:s text:c="3"/>2.02148446]), array([ <text:s/>1.40000000e+03, <text:s text:c="2"/>1.27225672e+00]), array([ 1525. <text:s text:c="7"/>, <text:s text:c="4"/>1.70138556]), array([ <text:s/>1.75625000e+03, <text:s text:c="2"/>8.53111486e-01])]</text:p>
      <text:p text:style-name="P1"/>
      <text:p text:style-name="P1">[array([ 543.75 <text:s text:c="5"/>, <text:s text:c="3"/>0.99066484]), array([ 581.25 <text:s text:c="5"/>, <text:s text:c="3"/>2.28061933]), array([ 650. <text:s text:c="4"/>, <text:s text:c="3"/>0.89153]), array([ <text:s/>1.79375000e+03, <text:s text:c="2"/>1.16494092e+00])]</text:p>
      <text:p text:style-name="P1"/>
      <text:p text:style-name="P1"><text:soft-page-break/>[array([ 231.25 <text:s text:c="5"/>, <text:s text:c="3"/>0.74815846]), array([ 356.25 <text:s text:c="5"/>, <text:s text:c="3"/>0.86417483]), array([ 387.5 <text:s text:c="6"/>, <text:s text:c="3"/>0.91907883]), array([ 518.75 <text:s text:c="5"/>, <text:s text:c="3"/>1.55846172]), array([ <text:s/>1.30625000e+03, <text:s text:c="2"/>8.86220013e-01]), array([ <text:s/>1.40625000e+03, <text:s text:c="2"/>1.33953533e+00]), array([ <text:s/>1.52500000e+03, <text:s text:c="2"/>7.66311401e-01])]</text:p>
      <text:p text:style-name="P1"/>
      <text:p text:style-name="P1">[array([ 337.5 <text:s text:c="6"/>, <text:s text:c="3"/>0.70836728])]</text:p>
      <text:p text:style-name="P1"/>
      <text:p text:style-name="P1">[array([ 512.5 <text:s text:c="5"/>, <text:s text:c="3"/>1.4178147]), array([ 631.25 <text:s text:c="4"/>, <text:s text:c="3"/>1.8639215]), array([ 712.5 <text:s text:c="6"/>, <text:s text:c="3"/>1.04718545]), array([ <text:s/>1.40000000e+03, <text:s text:c="2"/>7.78383343e-01]), array([ <text:s/>1.52500000e+03, <text:s text:c="2"/>1.42607413e+00]), array([ <text:s/>1.63125000e+03, <text:s text:c="2"/>7.34438078e-01]), array([ <text:s/>1.73125000e+03, <text:s text:c="2"/>8.29403357e-01]), array([ <text:s/>1.75625000e+03, <text:s text:c="2"/>9.91318369e-01]), array([ <text:s/>1.80625000e+03, <text:s text:c="2"/>7.49237741e-01])]</text:p>
      <text:p text:style-name="P1"/>
      <text:p text:style-name="P1">[array([ 512.5 <text:s text:c="6"/>, <text:s text:c="3"/>1.57749754]), array([ 631.25 <text:s text:c="5"/>, <text:s text:c="3"/>1.90196873]), array([ 718.75 <text:s text:c="5"/>, <text:s text:c="3"/>0.77846631]), array([ <text:s/>1.40000000e+03, <text:s text:c="2"/>9.76765460e-01]), array([ <text:s/>1.52500000e+03, <text:s text:c="2"/>1.52138246e+00]), array([ <text:s/>1.75625000e+03, <text:s text:c="2"/>1.01528435e+00])]</text:p>
      <text:p text:style-name="P1"/>
      <text:p text:style-name="P1">[array([ 506.25 <text:s text:c="5"/>, <text:s text:c="3"/>0.78197127]), array([ 600. <text:s text:c="7"/>, <text:s text:c="3"/>1.67617725]), array([ 637.5 <text:s text:c="5"/>, <text:s text:c="3"/>1.4044816]), array([ 662.5 <text:s text:c="6"/>, <text:s text:c="3"/>0.76656752]), array([ 706.25 <text:s text:c="5"/>, <text:s text:c="3"/>1.35131258]), array([ <text:s/>1.52500000e+03, <text:s text:c="2"/>8.80611173e-01]), array([ <text:s/>1.62500000e+03, <text:s text:c="2"/>7.01717954e-01]), array([ <text:s/>1.68750000e+03, <text:s text:c="2"/>7.36679902e-01]), array([ <text:s/>1.73125000e+03, <text:s text:c="2"/>9.33390987e-01]), array([ <text:s/>1.75625000e+03, <text:s text:c="2"/>9.06523311e-01]), array([ <text:s/>1.80625000e+03, <text:s text:c="2"/>1.04491217e+00]), array([ <text:s/>1.83750000e+03, <text:s text:c="2"/>7.79962061e-01])]</text:p>
      <text:p text:style-name="P1"/>
      <text:p text:style-name="P1">[array([ 506.25 <text:s text:c="5"/>, <text:s text:c="3"/>0.75755787]), array([ 600. <text:s text:c="7"/>, <text:s text:c="3"/>1.70952086]), array([ 625. <text:s text:c="7"/>, <text:s text:c="3"/>1.36438314]), array([ 662.5 <text:s text:c="6"/>, <text:s text:c="3"/>0.85191481]), array([ 706.25 <text:s text:c="5"/>, <text:s text:c="3"/>1.40304799]), array([ <text:s/>1.52500000e+03, <text:s text:c="2"/>8.56879016e-01]), array([ <text:s/>1.62500000e+03, <text:s text:c="2"/>7.04515524e-01]), array([ <text:s/>1.68750000e+03, <text:s text:c="2"/>7.72439429e-01]), array([ <text:s/>1.73125000e+03, <text:s text:c="2"/>9.60119912e-01]), array([ <text:s/>1.75625000e+03, <text:s text:c="2"/>8.80483825e-01]), array([ <text:s/>1.80000000e+03, <text:s text:c="2"/>1.09803319e+00]), array([ <text:s/>1.83750000e+03, <text:s text:c="2"/>7.93746211e-01])]</text:p>
      <text:p text:style-name="P1"/>
      <text:p text:style-name="P1">[array([ 512.5 <text:s text:c="6"/>, <text:s text:c="3"/>1.07805401]), array([ 606.25 <text:s text:c="5"/>, <text:s text:c="3"/>1.60905187]), array([ 625. <text:s text:c="7"/>, <text:s text:c="3"/>1.58741831]), array([ 706.25 <text:s text:c="5"/>, <text:s text:c="3"/>1.19851301]), array([ <text:s/>1.52500000e+03, <text:s text:c="2"/>1.15054702e+00]), array([ <text:s/>1.63125000e+03, <text:s text:c="2"/>7.22413655e-01]), array([ <text:s/>1.68750000e+03, <text:s text:c="2"/>7.50069914e-01]), array([ <text:s/>1.73125000e+03, <text:s text:c="2"/>9.39572216e-01]), array([ <text:s/>1.75625000e+03, <text:s text:c="2"/>9.93975082e-01]), array([ <text:s/>1.80625000e+03, <text:s text:c="2"/>9.18399854e-01])]</text:p>
      <text:p text:style-name="P1"/>
      <text:p text:style-name="P1">[array([ 512.5 <text:s text:c="6"/>, <text:s text:c="3"/>1.40932976]), array([ 631.25 <text:s text:c="5"/>, <text:s text:c="3"/>1.84519079]), array([ 718.75 <text:s text:c="5"/>, <text:s text:c="3"/>0.92571871]), array([ <text:s/>1.40000000e+03, <text:s text:c="2"/>8.20177597e-01]), array([ <text:s/>1.52500000e+03, <text:s text:c="2"/>1.38324570e+00]), array([ <text:s/>1.73125000e+03, <text:s text:c="2"/>8.47371472e-01]), array([ <text:s/>1.75625000e+03, <text:s text:c="2"/>1.04217161e+00])]</text:p>
      <text:p text:style-name="P1"/>
      <text:p text:style-name="P1">[array([ 581.25 <text:s text:c="5"/>, <text:s text:c="3"/>1.53523452]), array([ <text:s/>1.79375000e+03, <text:s text:c="2"/>7.95550727e-01])]</text:p>
      <text:p text:style-name="P1"/>
      <text:p text:style-name="P1">Set4</text:p>
      <text:p text:style-name="P1">[array([ 506.25 <text:s text:c="5"/>, <text:s text:c="3"/>1.00080179]), array([ 600. <text:s text:c="7"/>, <text:s text:c="3"/>1.79503171]), array([ 625. <text:s text:c="7"/>, <text:s text:c="3"/>1.60771147]), array([ 662.5 <text:s text:c="6"/>, <text:s text:c="3"/>0.72598482]), array([ 706.25 <text:s text:c="5"/>, <text:s text:c="3"/>1.31461842]), array([ <text:s/>1.52500000e+03, <text:s text:c="2"/>1.03378879e+00]), array([ <text:s/>1.63125000e+03, <text:s text:c="2"/>7.21747190e-01]), array([ <text:s/>1.68750000e+03, <text:s text:c="2"/>7.70675653e-01]), array([ <text:s/>1.73125000e+03, <text:s text:c="2"/>9.27946655e-01]), array([ <text:s/>1.75625000e+03, <text:s text:c="2"/>9.15562612e-01]), array([ <text:s/>1.80625000e+03, <text:s text:c="2"/>1.02073209e+00]), array([ <text:s/>1.83750000e+03, <text:s text:c="2"/>7.63113420e-01])]</text:p>
      <text:p text:style-name="P1"/>
      <text:p text:style-name="P1">[array([ 575. <text:s text:c="7"/>, <text:s text:c="3"/>1.06532677])]</text:p>
      <text:p text:style-name="P1"><text:soft-page-break/></text:p>
      <text:p text:style-name="P1">[array([ 387.5 <text:s text:c="6"/>, <text:s text:c="3"/>0.91969808]), array([ 518.75 <text:s text:c="5"/>, <text:s text:c="3"/>2.16434869]), array([ 631.25 <text:s text:c="5"/>, <text:s text:c="3"/>1.65376309]), array([ <text:s/>1.29375000e+03, <text:s text:c="2"/>7.16091683e-01]), array([ <text:s/>1.40625000e+03, <text:s text:c="2"/>1.35927527e+00]), array([ <text:s/>1.52500000e+03, <text:s text:c="2"/>1.49923834e+00])]</text:p>
      <text:p text:style-name="P1"/>
      <text:p text:style-name="P1">[array([ 537.5 <text:s text:c="6"/>, <text:s text:c="3"/>0.98953552]), array([ 581.25 <text:s text:c="4"/>, <text:s text:c="3"/>1.9940257]), array([ 643.75 <text:s text:c="5"/>, <text:s text:c="3"/>1.07981705]), array([ <text:s/>1.79375000e+03, <text:s text:c="2"/>1.30723712e+00]), array([ <text:s/>1.87500000e+03, <text:s text:c="2"/>7.71098777e-01])]</text:p>
      <text:p text:style-name="P1"/>
      <text:p text:style-name="P1">[array([ 343.75 <text:s text:c="5"/>, <text:s text:c="3"/>0.71452899])]</text:p>
      <text:p text:style-name="P1"/>
      <text:p text:style-name="P1">[array([ 387.5 <text:s text:c="6"/>, <text:s text:c="3"/>0.83256439]), array([ 518.75 <text:s text:c="5"/>, <text:s text:c="3"/>2.02111117]), array([ 637.5 <text:s text:c="6"/>, <text:s text:c="3"/>1.69117719]), array([ <text:s/>1.30625000e+03, <text:s text:c="2"/>7.09891373e-01]), array([ <text:s/>1.40625000e+03, <text:s text:c="2"/>1.36586756e+00]), array([ 1525. <text:s text:c="7"/>, <text:s text:c="4"/>1.54096299])]</text:p>
      <text:p text:style-name="P1"/>
      <text:p text:style-name="P1">[array([ 537.5 <text:s text:c="6"/>, <text:s text:c="3"/>0.96467791]), array([ 581.25 <text:s text:c="5"/>, <text:s text:c="3"/>2.04014354]), array([ 643.75 <text:s text:c="5"/>, <text:s text:c="3"/>1.06636369]), array([ <text:s/>1.79375000e+03, <text:s text:c="2"/>1.23015045e+00]), array([ <text:s/>1.89375000e+03, <text:s text:c="2"/>7.13467175e-01])]</text:p>
      <text:p text:style-name="P1"/>
      <text:p text:style-name="P1">[array([ 387.5 <text:s text:c="6"/>, <text:s text:c="3"/>0.89856313]), array([ 518.75 <text:s text:c="5"/>, <text:s text:c="3"/>2.06889497]), array([ 631.25 <text:s text:c="5"/>, <text:s text:c="3"/>1.49196143]), array([ <text:s/>1.29375000e+03, <text:s text:c="2"/>8.04684446e-01]), array([ 1406.25 <text:s text:c="5"/>, <text:s text:c="4"/>1.43486373]), array([ <text:s/>1.52500000e+03, <text:s text:c="2"/>1.44790820e+00])]</text:p>
      <text:p text:style-name="P1"/>
      <text:p text:style-name="P1">[array([ 387.5 <text:s text:c="6"/>, <text:s text:c="3"/>0.95261982]), array([ 518.75 <text:s text:c="5"/>, <text:s text:c="3"/>2.05013454]), array([ 631.25 <text:s text:c="5"/>, <text:s text:c="3"/>1.37491202]), array([ <text:s/>1.30625000e+03, <text:s text:c="2"/>8.66992598e-01]), array([ 1406.25 <text:s text:c="5"/>, <text:s text:c="4"/>1.51270479]), array([ <text:s/>1.52500000e+03, <text:s text:c="2"/>1.38219145e+00])]</text:p>
      <text:p text:style-name="P1"/>
      <text:p text:style-name="P1">[array([ 506.25 <text:s text:c="4"/>, <text:s text:c="3"/>0.9314376]), array([ 606.25 <text:s text:c="4"/>, <text:s text:c="3"/>1.7508792]), array([ 625. <text:s text:c="7"/>, <text:s text:c="3"/>1.54004551]), array([ 662.5 <text:s text:c="6"/>, <text:s text:c="3"/>0.73827899]), array([ 706.25 <text:s text:c="5"/>, <text:s text:c="3"/>1.30286846]), array([ <text:s/>1.52500000e+03, <text:s text:c="2"/>1.04866868e+00]), array([ <text:s/>1.62500000e+03, <text:s text:c="2"/>7.11005079e-01]), array([ <text:s/>1.68750000e+03, <text:s text:c="2"/>7.20487402e-01]), array([ <text:s/>1.73125000e+03, <text:s text:c="2"/>9.26478071e-01]), array([ <text:s/>1.75625000e+03, <text:s text:c="2"/>9.41538125e-01]), array([ <text:s/>1.80625000e+03, <text:s text:c="2"/>9.71366399e-01]), array([ <text:s/>1.83750000e+03, <text:s text:c="2"/>7.79606231e-01])]</text:p>
      <text:p text:style-name="P1"/>
      <text:p text:style-name="P1">[array([ 575. <text:s text:c="7"/>, <text:s text:c="3"/>1.11600284])]</text:p>
      <text:p text:style-name="P1"/>
      <text:p text:style-name="P1">[array([ 600. <text:s text:c="7"/>, <text:s text:c="3"/>1.73128049]), array([ 625. <text:s text:c="7"/>, <text:s text:c="3"/>1.15218529]), array([ 637.5 <text:s text:c="6"/>, <text:s text:c="3"/>1.11313358]), array([ 650. <text:s text:c="7"/>, <text:s text:c="3"/>1.07256368]), array([ 706.25 <text:s text:c="5"/>, <text:s text:c="3"/>1.50721063]), array([ <text:s/>1.68750000e+03, <text:s text:c="2"/>7.92895841e-01]), array([ <text:s/>1.73125000e+03, <text:s text:c="2"/>8.98384351e-01]), array([ <text:s/>1.76875000e+03, <text:s text:c="2"/>8.16140337e-01]), array([ <text:s/>1.80000000e+03, <text:s text:c="2"/>1.29507657e+00]), array([ <text:s/>1.83750000e+03, <text:s text:c="2"/>8.10675167e-01])]</text:p>
      <text:p text:style-name="P1"/>
      <text:p text:style-name="P1">[array([ 537.5 <text:s text:c="6"/>, <text:s text:c="3"/>0.99291316]), array([ 556.25 <text:s text:c="5"/>, <text:s text:c="3"/>1.00639316]), array([ 587.5 <text:s text:c="6"/>, <text:s text:c="3"/>1.75952264]), array([ 612.5 <text:s text:c="6"/>, <text:s text:c="3"/>1.35461624]), array([ 650. <text:s text:c="7"/>, <text:s text:c="3"/>1.38264581]), array([ 706.25 <text:s text:c="5"/>, <text:s text:c="3"/>1.17187772]), array([ <text:s/>1.73125000e+03, <text:s text:c="2"/>7.17474620e-01]), array([ <text:s/>1.80000000e+03, <text:s text:c="2"/>1.43110460e+00]), array([ <text:s/>1.84375000e+03, <text:s text:c="2"/>8.46174076e-01]), array([ <text:s/>1.87500000e+03, <text:s text:c="2"/>8.80235062e-01])]</text:p>
      <text:p text:style-name="P1"/>
      <text:p text:style-name="P1">[array([ 537.5 <text:s text:c="6"/>, <text:s text:c="3"/>1.12964769]), array([ 581.25 <text:s text:c="5"/>, <text:s text:c="3"/>1.96200114]), array([ 643.75 <text:s text:c="5"/>, <text:s text:c="3"/>1.21926517]), array([ <text:s/>1.79375000e+03, <text:s text:c="2"/>1.34170162e+00]), array([ <text:s/>1.87500000e+03, <text:s text:c="2"/>7.92320746e-01])]</text:p>
      <text:p text:style-name="P1"/>
      <text:p text:style-name="P1"><text:soft-page-break/>Set 5</text:p>
      <text:p text:style-name="P1">[array([ 512.5 <text:s text:c="6"/>, <text:s text:c="3"/>1.44997615]), array([ 631.25 <text:s text:c="5"/>, <text:s text:c="3"/>1.89503841]), array([ 718.75 <text:s text:c="5"/>, <text:s text:c="3"/>1.01115536]), array([ <text:s/>1.40000000e+03, <text:s text:c="2"/>8.49033394e-01]), array([ <text:s/>1.52500000e+03, <text:s text:c="2"/>1.42148866e+00]), array([ <text:s/>1.63125000e+03, <text:s text:c="2"/>7.33131646e-01]), array([ <text:s/>1.73125000e+03, <text:s text:c="2"/>8.55527727e-01]), array([ <text:s/>1.75625000e+03, <text:s text:c="2"/>1.03050462e+00]), array([ <text:s/>1.80625000e+03, <text:s text:c="2"/>7.05277266e-01])]</text:p>
      <text:p text:style-name="P1"/>
      <text:p text:style-name="P1">[array([ 387.5 <text:s text:c="6"/>, <text:s text:c="3"/>0.94985875]), array([ 518.75 <text:s text:c="5"/>, <text:s text:c="3"/>1.93191733]), array([ 637.5 <text:s text:c="6"/>, <text:s text:c="3"/>1.10859391]), array([ <text:s/>1.30625000e+03, <text:s text:c="2"/>9.15835164e-01]), array([ 1406.25 <text:s text:c="5"/>, <text:s text:c="4"/>1.47528745]), array([ <text:s/>1.52500000e+03, <text:s text:c="2"/>1.17901842e+00])]</text:p>
      <text:p text:style-name="P1"/>
      <text:p text:style-name="P1">[array([ 225. <text:s text:c="7"/>, <text:s text:c="3"/>0.75839851]), array([ 343.75 <text:s text:c="5"/>, <text:s text:c="3"/>0.81063893])]</text:p>
      <text:p text:style-name="P1"/>
      <text:p text:style-name="P1">[array([ 506.25 <text:s text:c="5"/>, <text:s text:c="3"/>0.78574287]), array([ 600. <text:s text:c="7"/>, <text:s text:c="3"/>1.78315045]), array([ 625. <text:s text:c="6"/>, <text:s text:c="3"/>1.4300542]), array([ 662.5 <text:s text:c="6"/>, <text:s text:c="3"/>0.82601686]), array([ 706.25 <text:s text:c="5"/>, <text:s text:c="3"/>1.41048617]), array([ <text:s/>1.52500000e+03, <text:s text:c="2"/>9.24647399e-01]), array([ <text:s/>1.63125000e+03, <text:s text:c="2"/>7.06808077e-01]), array([ <text:s/>1.68750000e+03, <text:s text:c="2"/>8.22887417e-01]), array([ <text:s/>1.73125000e+03, <text:s text:c="2"/>9.66318257e-01]), array([ <text:s/>1.76250000e+03, <text:s text:c="2"/>8.84684564e-01]), array([ <text:s/>1.80625000e+03, <text:s text:c="2"/>1.12776289e+00]), array([ <text:s/>1.83750000e+03, <text:s text:c="2"/>8.02800829e-01])]</text:p>
      <text:p text:style-name="P1"/>
      <text:p text:style-name="P1">[array([ 387.5 <text:s text:c="6"/>, <text:s text:c="3"/>0.75017158]), array([ 518.75 <text:s text:c="5"/>, <text:s text:c="3"/>1.89611346]), array([ 631.25 <text:s text:c="5"/>, <text:s text:c="3"/>1.96948703]), array([ <text:s/>1.40000000e+03, <text:s text:c="2"/>1.22081417e+00]), array([ 1525. <text:s text:c="7"/>, <text:s text:c="4"/>1.62296301]), array([ <text:s/>1.75625000e+03, <text:s text:c="2"/>8.87225542e-01])]</text:p>
      <text:p text:style-name="P1"/>
      <text:p text:style-name="P1">[array([ 231.25 <text:s text:c="5"/>, <text:s text:c="3"/>0.74850483]), array([ 356.25 <text:s text:c="5"/>, <text:s text:c="3"/>0.85562123]), array([ 381.25 <text:s text:c="5"/>, <text:s text:c="3"/>0.87411827]), array([ 525. <text:s text:c="7"/>, <text:s text:c="3"/>1.42601435]), array([ <text:s/>1.30625000e+03, <text:s text:c="2"/>8.64030281e-01]), array([ <text:s/>1.40625000e+03, <text:s text:c="2"/>1.19394140e+00])]</text:p>
      <text:p text:style-name="P1"/>
      <text:p text:style-name="P1">[array([ 537.5 <text:s text:c="6"/>, <text:s text:c="3"/>0.95602473]), array([ 556.25 <text:s text:c="5"/>, <text:s text:c="3"/>0.98142143]), array([ 587.5 <text:s text:c="6"/>, <text:s text:c="3"/>1.68327625]), array([ 612.5 <text:s text:c="6"/>, <text:s text:c="3"/>1.36327502]), array([ 650. <text:s text:c="7"/>, <text:s text:c="3"/>1.34636865]), array([ 706.25 <text:s text:c="5"/>, <text:s text:c="3"/>1.33391481]), array([ <text:s/>1.73125000e+03, <text:s text:c="2"/>7.84464954e-01]), array([ <text:s/>1.76875000e+03, <text:s text:c="2"/>7.29755154e-01]), array([ <text:s/>1.80000000e+03, <text:s text:c="2"/>1.45473715e+00]), array([ <text:s/>1.84375000e+03, <text:s text:c="2"/>9.02633916e-01]), array([ <text:s/>1.87500000e+03, <text:s text:c="2"/>8.96843110e-01])]</text:p>
      <text:p text:style-name="P1"/>
      <text:p text:style-name="P1">[array([ 356.25 <text:s text:c="5"/>, <text:s text:c="3"/>0.72542539]), array([ 387.5 <text:s text:c="6"/>, <text:s text:c="3"/>0.80253858]), array([ 518.75 <text:s text:c="5"/>, <text:s text:c="3"/>1.34055277]), array([ <text:s/>1.30625000e+03, <text:s text:c="2"/>8.34325701e-01]), array([ <text:s/>1.40625000e+03, <text:s text:c="2"/>1.16404846e+00]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17:13.301766312</meta:creation-date>
    <meta:generator>LibreOffice/5.2.7.2$Linux_ARM_EABI LibreOffice_project/528e71104c3fcc3637004cef595401b05295414c</meta:generator>
    <dc:date>2019-02-15T15:23:44.582362386</dc:date>
    <meta:editing-duration>PT6M34S</meta:editing-duration>
    <meta:editing-cycles>1</meta:editing-cycles>
    <meta:document-statistic meta:table-count="0" meta:image-count="0" meta:object-count="0" meta:page-count="5" meta:paragraph-count="61" meta:word-count="1273" meta:character-count="14932" meta:non-whitespace-character-count="11562"/>
  </office:meta>
</office:document-meta>
</file>